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846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8.93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77777" style:font-name="Monaco" fo:font-size="9pt" fo:letter-spacing="normal" fo:font-style="normal" fo:font-weight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31bc36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Liberation Serif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33752f" officeooo:paragraph-rsid="0033752f"/>
    </style:style>
    <style:style style:name="T1" style:family="text">
      <style:text-properties officeooo:rsid="0031bc3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31bc36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bold" officeooo:rsid="0033752f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.794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607317" text:style-name="L1">
        <text:list-header>
          <text:p text:style-name="P3"><text:span text:style-name="Strong_20_Emphasis"><text:span text:style-name="T2"/></text:span></text:p>
          <text:p text:style-name="P4"><text:span text:style-name="Strong_20_Emphasis"><text:span text:style-name="T3">DOCKER COMMANDS</text:span></text:span></text:p>
          <text:p text:style-name="P3"><text:span text:style-name="Strong_20_Emphasis"><text:span text:style-name="T2"/></text:span></text:p>
        </text:list-header>
        <text:list-item>
          <text:p text:style-name="P3"><text:span text:style-name="Strong_20_Emphasis"><text:span text:style-name="T2">docker run</text:span></text:span><text:span text:style-name="T2">: Run a command in a new container.</text:span></text:p>
          <text:p text:style-name="P3"><text:span text:style-name="Source_20_Text"><text:span text:style-name="T2">docker run hello-world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build</text:span></text:span><text:span text:style-name="T2">: Build an image from a Dockerfile.</text:span></text:p>
          <text:p text:style-name="P3"><text:span text:style-name="Source_20_Text"><text:span text:style-name="T2">docker build -t my-image .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pull</text:span></text:span><text:span text:style-name="T2">: Pull an image or a repository from a registry.</text:span></text:p>
          <text:p text:style-name="P3"><text:span text:style-name="Source_20_Text"><text:span text:style-name="T2">docker pull ubuntu:latest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push</text:span></text:span><text:span text:style-name="T2">: Push an image or a repository to a registry.</text:span></text:p>
          <text:p text:style-name="P3"><text:span text:style-name="Source_20_Text"><text:span text:style-name="T2">docker push my-username/my-image:tag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ps</text:span></text:span><text:span text:style-name="T2">: List containers.</text:span></text:p>
          <text:p text:style-name="P3"><text:span text:style-name="Source_20_Text"><text:span text:style-name="T2">docker ps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images</text:span></text:span><text:span text:style-name="T2">: List images.</text:span></text:p>
          <text:p text:style-name="P3"><text:span text:style-name="Source_20_Text"><text:span text:style-name="T2">docker images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rm</text:span></text:span><text:span text:style-name="T2">: Remove one or more containers.</text:span></text:p>
          <text:p text:style-name="P3"><text:span text:style-name="Source_20_Text"><text:span text:style-name="T2">docker rm container_name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rmi</text:span></text:span><text:span text:style-name="T2">: Remove one or more images.</text:span></text:p>
          <text:p text:style-name="P3"><text:span text:style-name="Source_20_Text"><text:span text:style-name="T2">docker rmi image_name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exec</text:span></text:span><text:span text:style-name="T2">: Run a command in a running container.</text:span></text:p>
          <text:p text:style-name="P3"><text:span text:style-name="Source_20_Text"><text:span text:style-name="T2">docker exec -it container_name bash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stop</text:span></text:span><text:span text:style-name="T2">: Stop one or more running containers.</text:span></text:p>
          <text:p text:style-name="P3"><text:span text:style-name="Source_20_Text"><text:span text:style-name="T2">docker stop container_nam</text:span></text:span><text:span text:style-name="Source_20_Text"><text:span text:style-name="T3">e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start</text:span></text:span><text:span text:style-name="T2">: Start one or more stopped containers.</text:span></text:p>
          <text:p text:style-name="P3"><text:span text:style-name="Source_20_Text"><text:span text:style-name="T2">docker start container_name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-compose up</text:span></text:span><text:span text:style-name="T2">: Build and start Docker containers defined in a Docker Compose file</text:span></text:p>
          <text:p text:style-name="P3"><text:span text:style-name="Source_20_Text"><text:span text:style-name="T2">docker-compose up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-compose down</text:span></text:span><text:span text:style-name="T2">: Stop and remove containers, networks, images, and volumes defined in a Docker Compose file.</text:span></text:p>
          <text:p text:style-name="P3"><text:span text:style-name="Source_20_Text"><text:span text:style-name="T2">docker-compose down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network create</text:span></text:span><text:span text:style-name="T2">: Create a new network.</text:span></text:p>
          <text:p text:style-name="P3"><text:span text:style-name="Source_20_Text"><text:span text:style-name="T2">docker network create my-network</text:span></text:span></text:p>
          <text:p text:style-name="P3"><text:span text:style-name="Source_20_Text"><text:span text:style-name="T2"/></text:span></text:p>
        </text:list-item>
        <text:list-item>
          <text:p text:style-name="P3"><text:span text:style-name="Strong_20_Emphasis"><text:span text:style-name="T2">docker volume create</text:span></text:span><text:span text:style-name="T2">: Create a new volume.</text:span></text:p>
          <text:p text:style-name="P3"><text:span text:style-name="Source_20_Text"><text:span text:style-name="T2">docker volume create my-volume</text:span></text:span></text:p>
          <text:p text:style-name="P3"><text:span text:style-name="Source_20_Text"><text:span text:style-name="T2"/></text:span></text:p>
        </text:list-item>
      </text:list>
      <text:p text:style-name="P6"/>
      <text:p text:style-name="P6"/>
      <text:p text:style-name="P6"/>
      <text:p text:style-name="P6"><text:soft-page-break/></text:p>
      <text:p text:style-name="P7">Kuberentes Commands</text:p>
      <text:p text:style-name="P6"/>
      <text:p text:style-name="P7"><text:span text:style-name="T6">minikube start </text:span>:which start the minikube cluster</text:p>
      <text:p text:style-name="P7"/>
      <text:p text:style-name="P2"><text:span text:style-name="Source_20_Text"><text:span text:style-name="T4">docker build -t he:v1.0 . </text:span></text:span><text:span text:style-name="T4">:</text:span><text:span text:style-name="T2"> This command builds a Docker image tagged as </text:span><text:span text:style-name="Source_20_Text"><text:span text:style-name="T2">he:v1.0</text:span></text:span><text:span text:style-name="T2"> using the Dockerfile located in the current directory (</text:span><text:span text:style-name="Source_20_Text"><text:span text:style-name="T2">.</text:span></text:span><text:span text:style-name="T2">).</text:span></text:p>
      <text:p text:style-name="P2"><text:span text:style-name="T2"/></text:p>
      <text:list xml:id="list781029260" text:style-name="L3">
        <text:list-item>
          <text:p text:style-name="P5"><text:span text:style-name="Source_20_Text"><text:span text:style-name="T4">docker pull deena08/helloapp:v1.0</text:span></text:span><text:span text:style-name="T4">:</text:span><text:span text:style-name="T2"> This command pulls a Docker image named </text:span><text:span text:style-name="Source_20_Text"><text:span text:style-name="T2">deena08/helloapp</text:span></text:span><text:span text:style-name="T2"> with version </text:span><text:span text:style-name="Source_20_Text"><text:span text:style-name="T2">v1.0</text:span></text:span><text:span text:style-name="T2"> from a Docker registry.</text:span></text:p>
          <text:p text:style-name="P5"><text:span text:style-name="T2"/></text:p>
        </text:list-item>
        <text:list-item>
          <text:p text:style-name="P5"><text:span text:style-name="Source_20_Text"><text:span text:style-name="T4">sudo docker exec -it f567 /bin/bash</text:span></text:span><text:span text:style-name="T4">: </text:span><text:span text:style-name="T2">This command executes a bash shell interactively (</text:span><text:span text:style-name="Source_20_Text"><text:span text:style-name="T2">-it</text:span></text:span><text:span text:style-name="T2">) inside the Docker container with the ID </text:span><text:span text:style-name="Source_20_Text"><text:span text:style-name="T2">f567</text:span></text:span><text:span text:style-name="T2">.</text:span></text:p>
          <text:p text:style-name="P5"><text:span text:style-name="T2"/></text:p>
        </text:list-item>
        <text:list-item>
          <text:p text:style-name="P5"><text:span text:style-name="Source_20_Text"><text:span text:style-name="T4">docker run -d -p 8000:8000 deena08/helloapp:v1.0</text:span></text:span><text:span text:style-name="T4">:</text:span><text:span text:style-name="T2"> This command runs a Docker container detached (</text:span><text:span text:style-name="Source_20_Text"><text:span text:style-name="T2">-d</text:span></text:span><text:span text:style-name="T2">), mapping port 8000 of the host to port 8000 of the container, using the Docker image </text:span><text:span text:style-name="Source_20_Text"><text:span text:style-name="T2">deena08/helloapp:v1.0</text:span></text:span><text:span text:style-name="T2">.</text:span></text:p>
          <text:p text:style-name="P5"><text:span text:style-name="T2"/></text:p>
        </text:list-item>
        <text:list-item>
          <text:p text:style-name="P5"><text:span text:style-name="Source_20_Text"><text:span text:style-name="T4">kubectl delete --all pods –namespace=default</text:span></text:span><text:span text:style-name="T4">: </text:span><text:span text:style-name="T2">This command deletes all pods in the </text:span><text:span text:style-name="Source_20_Text"><text:span text:style-name="T2">default</text:span></text:span><text:span text:style-name="T2"> namespace of a Kubernetes cluster.</text:span></text:p>
          <text:p text:style-name="P5"><text:span text:style-name="T2"/></text:p>
        </text:list-item>
        <text:list-item>
          <text:p text:style-name="P5"><text:span text:style-name="Source_20_Text"><text:span text:style-name="T4">kubectl delete helloapp-deployment-68d95b747d-jjqv8</text:span></text:span><text:span text:style-name="T4">:</text:span><text:span text:style-name="T2"> This command deletes a specific pod named </text:span><text:span text:style-name="Source_20_Text"><text:span text:style-name="T2">helloapp-deployment-68d95b747d-jjqv8</text:span></text:span><text:span text:style-name="T2">.</text:span></text:p>
          <text:p text:style-name="P5"><text:span text:style-name="T2"/></text:p>
        </text:list-item>
        <text:list-item>
          <text:p text:style-name="P5"><text:span text:style-name="Source_20_Text"><text:span text:style-name="T4">kubectl logs “</text:span></text:span><text:span text:style-name="Source_20_Text"><text:span text:style-name="T5">pod name</text:span></text:span><text:span text:style-name="Source_20_Text"><text:span text:style-name="T4">”</text:span></text:span><text:span text:style-name="T4">:</text:span><text:span text:style-name="T2"> This command retrieves the logs for a specific pod. The pod name should be specified within the quotes.</text:span></text:p>
          <text:p text:style-name="P5"><text:span text:style-name="T2"/></text:p>
        </text:list-item>
        <text:list-item>
          <text:p text:style-name="P5"><text:span text:style-name="Source_20_Text"><text:span text:style-name="T4">kubectl get pod helloapp-pod -o wide</text:span></text:span><text:span text:style-name="T4">: </text:span><text:span text:style-name="T2">This command retrieves information about a specific pod named </text:span><text:span text:style-name="Source_20_Text"><text:span text:style-name="T2">helloapp-pod</text:span></text:span><text:span text:style-name="T2">, including additional details such as node and IP address.</text:span></text:p>
          <text:p text:style-name="P5"><text:span text:style-name="T2"/></text:p>
        </text:list-item>
        <text:list-item>
          <text:p text:style-name="P5"><text:span text:style-name="Source_20_Text"><text:span text:style-name="T4">minikube ssh</text:span></text:span><text:span text:style-name="T4">:</text:span><text:span text:style-name="T2"> This command SSHs into the Minikube virtual machine.</text:span></text:p>
          <text:p text:style-name="P5"><text:span text:style-name="T2"/></text:p>
        </text:list-item>
        <text:list-item>
          <text:p text:style-name="P5"><text:span text:style-name="Source_20_Text"><text:span text:style-name="T4">sudo systemctl restart docker</text:span></text:span><text:span text:style-name="T4">: </text:span><text:span text:style-name="T2">This command restarts the Docker service.</text:span></text:p>
          <text:p text:style-name="P5"><text:span text:style-name="T2"/></text:p>
        </text:list-item>
        <text:list-item>
          <text:p text:style-name="P5"><text:span text:style-name="Source_20_Text"><text:span text:style-name="T4">kubectl port-forward helloapp-pod 8000:8000</text:span></text:span><text:span text:style-name="T4">:</text:span><text:span text:style-name="T2"> This command forwards traffic from port 8000 on the local machine to port 8000 on the </text:span><text:span text:style-name="Source_20_Text"><text:span text:style-name="T2">helloapp-pod</text:span></text:span><text:span text:style-name="T2"> pod.</text:span></text:p>
          <text:p text:style-name="P5"><text:span text:style-name="T2"/></text:p>
        </text:list-item>
        <text:list-item>
          <text:p text:style-name="P5"><text:span text:style-name="Source_20_Text"><text:span text:style-name="T4">airflow dags trigger Sample.py</text:span></text:span><text:span text:style-name="T4">:</text:span><text:span text:style-name="T2"> This command triggers the execution of an Airflow DAG named </text:span><text:span text:style-name="Source_20_Text"><text:span text:style-name="T2">Sample.py</text:span></text:span><text:span text:style-name="T2">.</text:span></text:p>
          <text:p text:style-name="P5"><text:span text:style-name="T2"/></text:p>
        </text:list-item>
        <text:list-item>
          <text:p text:style-name="P5"><text:span text:style-name="Source_20_Text"><text:span text:style-name="T4">kubectl exec -it [pod name] --bin/bash</text:span></text:span><text:span text:style-name="T4">:</text:span><text:span text:style-name="T2"> This command executes a bash shell interactively inside the specified pod.</text:span></text:p>
          <text:p text:style-name="P5"><text:span text:style-name="T2"/></text:p>
        </text:list-item>
        <text:list-item>
          <text:p text:style-name="P5"><text:span text:style-name="Source_20_Text"><text:span text:style-name="T4">kind create cluster --name airflow-cluster --config kind-cluster.yaml</text:span></text:span><text:span text:style-name="T4">: </text:span><text:span text:style-name="T2">This command creates a Kubernetes cluster named </text:span><text:span text:style-name="Source_20_Text"><text:span text:style-name="T2">airflow-cluster</text:span></text:span><text:span text:style-name="T2"> using the configuration specified in </text:span><text:span text:style-name="Source_20_Text"><text:span text:style-name="T2">kind-cluster.yaml</text:span></text:span><text:span text:style-name="T2"> file.</text:span></text:p>
          <text:p text:style-name="P5"><text:span text:style-name="T2"/></text:p>
        </text:list-item>
        <text:list-item>
          <text:p text:style-name="P5"><text:span text:style-name="Source_20_Text"><text:span text:style-name="T4">kubectl cp /home/dhinakaran/Documents/AIRFLOW_Docker/dags/. airflow/airflow-scheduler-7b7c797965-kq5zt:/opt/airflow/dags</text:span></text:span><text:span text:style-name="T4">:</text:span><text:span text:style-name="T2"> This command copies files from the local machine to a specific directory inside a pod.</text:span></text:p>
          <text:p text:style-name="P5"><text:span text:style-name="T2"/></text:p>
        </text:list-item>
        <text:list-item>
          <text:p text:style-name="P5"><text:soft-page-break/><text:span text:style-name="Source_20_Text"><text:span text:style-name="T4">kubectl exec -it --namespace airflow airflow-scheduler-7b7c797965-kq5zt -- bash</text:span></text:span><text:span text:style-name="T4">: </text:span><text:span text:style-name="T2">This command executes a bash shell interactively inside a specific pod in the </text:span><text:span text:style-name="Source_20_Text"><text:span text:style-name="T2">airflow</text:span></text:span><text:span text:style-name="T2"> namespace.</text:span></text:p>
          <text:p text:style-name="P5"><text:span text:style-name="T2"/></text:p>
        </text:list-item>
        <text:list-item>
          <text:p text:style-name="P5"><text:span text:style-name="Source_20_Text"><text:span text:style-name="T4">kubectl describe service name</text:span></text:span><text:span text:style-name="T4">: </text:span><text:span text:style-name="T2">This command describes the details of a specific Kubernetes service named </text:span><text:span text:style-name="Source_20_Text"><text:span text:style-name="T2">name</text:span></text:span><text:span text:style-name="T2">.</text:span></text:p>
          <text:p text:style-name="P5"><text:span text:style-name="T2"/></text:p>
        </text:list-item>
        <text:list-item>
          <text:p text:style-name="P5"><text:span text:style-name="Source_20_Text"><text:span text:style-name="T4">airflow-compose up airflow-inti</text:span></text:span><text:span text:style-name="T4">:</text:span><text:span text:style-name="T2"> This command starts Airflow using </text:span><text:span text:style-name="Source_20_Text"><text:span text:style-name="T2">docker-compose</text:span></text:span><text:span text:style-name="T2"> and initializes it.</text:span></text:p>
          <text:p text:style-name="P5"><text:span text:style-name="T2"/></text:p>
          <text:p text:style-name="P5"><text:span text:style-name="T2"/></text:p>
        </text:list-item>
        <text:list-item>
          <text:p text:style-name="P5"><text:span text:style-name="Source_20_Text"><text:span text:style-name="T4">COPY . /opt/airflow/dags</text:span></text:span><text:span text:style-name="T4">:</text:span><text:span text:style-name="T2"> This instruction in a Dockerfile copies files from the current directory (</text:span><text:span text:style-name="Source_20_Text"><text:span text:style-name="T2">.</text:span></text:span><text:span text:style-name="T2">) to a directory named </text:span><text:span text:style-name="Source_20_Text"><text:span text:style-name="T2">/opt/airflow/dags</text:span></text:span><text:span text:style-name="T2"> inside the Docker image.</text:span></text:p>
          <text:p text:style-name="P5"><text:span text:style-name="T2"/></text:p>
        </text:list-item>
        <text:list-item>
          <text:p text:style-name="P5"><text:span text:style-name="Source_20_Text"><text:span text:style-name="T4">docker tag nameofimage deena08/newname:v1.0</text:span></text:span><text:span text:style-name="T4">:</text:span><text:span text:style-name="T2"> This command tags an existing Docker image with a new name and version.</text:span></text:p>
          <text:p text:style-name="P5"><text:span text:style-name="T2"/></text:p>
        </text:list-item>
        <text:list-item>
          <text:p text:style-name="P5"><text:span text:style-name="Source_20_Text"><text:span text:style-name="T4">docker push nameofimg</text:span></text:span><text:span text:style-name="T2">: This command pushes a Docker image to a Docker registry. The image name should be specified.</text:span></text:p>
        </text:list-item>
      </text:list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bookmark text:name="file-minikubedelete-LC2"/># delete all pods<text:bookmark text:name="file-minikubedelete-L3"/></text:p>
          </table:table-cell>
          <table:table-cell table:style-name="Table1.B1" office:value-type="string">
            <text:p text:style-name="P6"/>
          </table:table-cell>
        </table:table-row>
        <table:table-row table:style-name="TableLine94677137194080">
          <table:table-cell table:style-name="Table1.A1" office:value-type="string">
            <text:p text:style-name="P6"><text:bookmark text:name="file-minikubedelete-LC3"/></text:p>
          </table:table-cell>
          <table:table-cell table:style-name="Table1.A1" office:value-type="string">
            <text:p text:style-name="P6">kubectl delete --all pods --namespace=default<text:bookmark text:name="file-minikubedelete-L4"/></text:p>
          </table:table-cell>
        </table:table-row>
        <table:table-row table:style-name="Table1.1">
          <table:table-cell table:style-name="Table1.A1" office:value-type="string">
            <text:p text:style-name="P6"><text:bookmark text:name="file-minikubedelete-LC4"/></text:p>
          </table:table-cell>
          <table:table-cell table:style-name="Table1.A1" office:value-type="string">
            <text:p text:style-name="P6"><text:bookmark text:name="file-minikubedelete-L5"/></text:p>
          </table:table-cell>
        </table:table-row>
        <table:table-row table:style-name="TableLine94677137199744">
          <table:table-cell table:style-name="Table1.A1" office:value-type="string">
            <text:p text:style-name="P6"><text:bookmark text:name="file-minikubedelete-LC5"/></text:p>
          </table:table-cell>
          <table:table-cell table:style-name="Table1.A1" office:value-type="string">
            <text:p text:style-name="P6"><text:bookmark text:name="file-minikubedelete-L6"/></text:p>
          </table:table-cell>
        </table:table-row>
        <table:table-row table:style-name="Table1.1">
          <table:table-cell table:style-name="Table1.A1" office:value-type="string">
            <text:p text:style-name="P6"><text:bookmark text:name="file-minikubedelete-LC6"/></text:p>
          </table:table-cell>
          <table:table-cell table:style-name="Table1.A1" office:value-type="string">
            <text:p text:style-name="P6"># de<text:span text:style-name="T1">l</text:span>ete all deployments<text:bookmark text:name="file-minikubedelete-L7"/></text:p>
          </table:table-cell>
        </table:table-row>
        <table:table-row table:style-name="TableLine94677137205168">
          <table:table-cell table:style-name="Table1.A1" office:value-type="string">
            <text:p text:style-name="P6"><text:bookmark text:name="file-minikubedelete-LC7"/></text:p>
          </table:table-cell>
          <table:table-cell table:style-name="Table1.A1" office:value-type="string">
            <text:p text:style-name="P6">kubectl delete --all deployments --namespace=default<text:bookmark text:name="file-minikubedelete-L8"/></text:p>
          </table:table-cell>
        </table:table-row>
        <table:table-row table:style-name="Table1.1">
          <table:table-cell table:style-name="Table1.A1" office:value-type="string">
            <text:p text:style-name="P6"><text:bookmark text:name="file-minikubedelete-LC8"/></text:p>
          </table:table-cell>
          <table:table-cell table:style-name="Table1.A1" office:value-type="string">
            <text:p text:style-name="P6"><text:bookmark text:name="file-minikubedelete-L9"/></text:p>
          </table:table-cell>
        </table:table-row>
        <table:table-row table:style-name="TableLine94677137209632">
          <table:table-cell table:style-name="Table1.A1" office:value-type="string">
            <text:p text:style-name="P6"><text:bookmark text:name="file-minikubedelete-LC9"/></text:p>
          </table:table-cell>
          <table:table-cell table:style-name="Table1.A1" office:value-type="string">
            <text:p text:style-name="P6"># delete all services<text:bookmark text:name="file-minikubedelete-L10"/></text:p>
          </table:table-cell>
        </table:table-row>
        <table:table-row table:style-name="Table1.1">
          <table:table-cell table:style-name="Table1.A1" office:value-type="string">
            <text:p text:style-name="P6"><text:bookmark text:name="file-minikubedelete-LC10"/></text:p>
          </table:table-cell>
          <table:table-cell table:style-name="Table1.A1" office:value-type="string">
            <text:p text:style-name="P6">kubectl delete --all services --namespace=default</text:p>
          </table:table-cell>
        </table:table-row>
      </table:table>
      <text:p text:style-name="P6"/>
      <text:p text:style-name="P6"/>
      <text:p text:style-name="P6">helm upgrade --install airflow . --namespace default --values values.yaml</text:p>
      <text:p text:style-name="P6"/>
      <text:p text:style-name="P6">kubectl apply -f name.yaml</text:p>
      <text:p text:style-name="P6"/>
      <text:p text:style-name="P6"><draw:frame draw:style-name="fr1" draw:name="Frame3" text:anchor-type="char" svg:x="0cm" svg:width="0.041cm" draw:z-index="2"><draw:text-box fo:min-height="0.041cm"><text:p text:style-name="P1">kubectl top pods --containers</text:p></draw:text-box></draw:frame><draw:frame draw:style-name="fr1" draw:name="Frame4" text:anchor-type="char" svg:x="0cm" svg:width="0.041cm" draw:z-index="3"><draw:text-box fo:min-height="0.041cm"><text:p text:style-name="P1">kubectl top pods --containers</text:p></draw:text-box></draw:frame>kebectl top pod --containers<draw:frame draw:style-name="fr1" draw:name="Frame1" text:anchor-type="char" svg:x="0cm" svg:width="0.041cm" draw:z-index="0"><draw:text-box fo:min-height="0.041cm"><text:p text:style-name="P1">kubectl top pods --containers</text:p></draw:text-box></draw:frame></text:p>
      <text:p text:style-name="P6"><draw:frame draw:style-name="fr1" draw:name="Frame2" text:anchor-type="char" svg:x="0cm" svg:width="0.041cm" draw:z-index="1"><draw:text-box fo:min-height="0.041cm"><text:p text:style-name="P1">kubectl top pods --containers</text:p></draw:text-box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4:48:45.817874348</meta:creation-date>
    <dc:date>2024-03-07T12:14:01.160305642</dc:date>
    <meta:editing-duration>PT10H59M49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3" meta:paragraph-count="67" meta:word-count="698" meta:character-count="4619" meta:non-whitespace-character-count="4042"/>
  </office:meta>
</office:document-meta>
</file>